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</office:automatic-styles>
  <office:body>
    <office:spreadsheet>
      <table:table table:name="JCur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Curve:</text:p>
          </table:table-cell>
          <table:table-cell office:value-type="string" calcext:value-type="string">
            <text:p>J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istance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hms</text:p>
          </table:table-cell>
          <table:table-cell/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(0-50</text:p>
          </table:table-cell>
          <table:table-cell office:value-type="string" calcext:value-type="string">
            <text:p>C):</text:p>
          </table:table-cell>
          <table:table-cell office:value-type="float" office:value="3890" calcext:value-type="float">
            <text:p>38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0/R50:</text:p>
          </table:table-cell>
          <table:table-cell office:value-type="float" office:value="9.065" calcext:value-type="float">
            <text:p>9,065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30420" calcext:value-type="float">
            <text:p>130420</text:p>
          </table:table-cell>
          <table:table-cell office:value-type="float" office:value="1077" calcext:value-type="float">
            <text:p>1077</text:p>
          </table:table-cell>
          <table:table-cell table:formula="of:=[.C7]/([.B7]+[.C7])*5" office:value-type="float" office:value="0.0409515045970631" calcext:value-type="float">
            <text:p>0,0409515046</text:p>
          </table:table-cell>
          <table:table-cell table:formula="of:=[.D7]/3.3*4096" office:value-type="float" office:value="50.8295038877486" calcext:value-type="float">
            <text:p>5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97080" calcext:value-type="float">
            <text:p>97080</text:p>
          </table:table-cell>
          <table:table-cell office:value-type="float" office:value="1077" calcext:value-type="float">
            <text:p>1077</text:p>
          </table:table-cell>
          <table:table-cell table:formula="of:=[.C8]/([.B8]+[.C8])*5" office:value-type="float" office:value="0.0548610898866102" calcext:value-type="float">
            <text:p>0,0548610899</text:p>
          </table:table-cell>
          <table:table-cell table:formula="of:=[.D8]/3.3*4096" office:value-type="float" office:value="68.0942497501683" calcext:value-type="float">
            <text:p>6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72957" calcext:value-type="float">
            <text:p>72957</text:p>
          </table:table-cell>
          <table:table-cell office:value-type="float" office:value="1077" calcext:value-type="float">
            <text:p>1077</text:p>
          </table:table-cell>
          <table:table-cell table:formula="of:=[.C9]/([.B9]+[.C9])*5" office:value-type="float" office:value="0.0727368506361942" calcext:value-type="float">
            <text:p>0,0727368506</text:p>
          </table:table-cell>
          <table:table-cell table:formula="of:=[.D9]/3.3*4096" office:value-type="float" office:value="90.2818606684398" calcext:value-type="float">
            <text:p>9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5332" calcext:value-type="float">
            <text:p>55332</text:p>
          </table:table-cell>
          <table:table-cell office:value-type="float" office:value="1077" calcext:value-type="float">
            <text:p>1077</text:p>
          </table:table-cell>
          <table:table-cell table:formula="of:=[.C10]/([.B10]+[.C10])*5" office:value-type="float" office:value="0.095463489868638" calcext:value-type="float">
            <text:p>0,0954634899</text:p>
          </table:table-cell>
          <table:table-cell table:formula="of:=[.D10]/3.3*4096" office:value-type="float" office:value="118.490440758164" calcext:value-type="float">
            <text:p>11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2332" calcext:value-type="float">
            <text:p>42332</text:p>
          </table:table-cell>
          <table:table-cell office:value-type="float" office:value="1077" calcext:value-type="float">
            <text:p>1077</text:p>
          </table:table-cell>
          <table:table-cell table:formula="of:=[.C11]/([.B11]+[.C11])*5" office:value-type="float" office:value="0.124052615816996" calcext:value-type="float">
            <text:p>0,1240526158</text:p>
          </table:table-cell>
          <table:table-cell table:formula="of:=[.D11]/3.3*4096" office:value-type="float" office:value="153.975610420127" calcext:value-type="float">
            <text:p>15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650" calcext:value-type="float">
            <text:p>32650</text:p>
          </table:table-cell>
          <table:table-cell office:value-type="float" office:value="1077" calcext:value-type="float">
            <text:p>1077</text:p>
          </table:table-cell>
          <table:table-cell table:formula="of:=[.C12]/([.B12]+[.C12])*5" office:value-type="float" office:value="0.159664363862781" calcext:value-type="float">
            <text:p>0,1596643639</text:p>
          </table:table-cell>
          <table:table-cell table:formula="of:=[.D12]/3.3*4096" office:value-type="float" office:value="198.177343752106" calcext:value-type="float">
            <text:p>19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395" calcext:value-type="float">
            <text:p>25395</text:p>
          </table:table-cell>
          <table:table-cell office:value-type="float" office:value="1077" calcext:value-type="float">
            <text:p>1077</text:p>
          </table:table-cell>
          <table:table-cell table:formula="of:=[.C13]/([.B13]+[.C13])*5" office:value-type="float" office:value="0.203422484134179" calcext:value-type="float">
            <text:p>0,2034224841</text:p>
          </table:table-cell>
          <table:table-cell table:formula="of:=[.D13]/3.3*4096" office:value-type="float" office:value="252.490453034424" calcext:value-type="float">
            <text:p>25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04" calcext:value-type="float">
            <text:p>19904</text:p>
          </table:table-cell>
          <table:table-cell office:value-type="float" office:value="1077" calcext:value-type="float">
            <text:p>1077</text:p>
          </table:table-cell>
          <table:table-cell table:formula="of:=[.C14]/([.B14]+[.C14])*5" office:value-type="float" office:value="0.256660788332301" calcext:value-type="float">
            <text:p>0,2566607883</text:p>
          </table:table-cell>
          <table:table-cell table:formula="of:=[.D14]/3.3*4096" office:value-type="float" office:value="318.57048151791" calcext:value-type="float">
            <text:p>31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715" calcext:value-type="float">
            <text:p>15715</text:p>
          </table:table-cell>
          <table:table-cell office:value-type="float" office:value="1077" calcext:value-type="float">
            <text:p>1077</text:p>
          </table:table-cell>
          <table:table-cell table:formula="of:=[.C15]/([.B15]+[.C15])*5" office:value-type="float" office:value="0.320688423058599" calcext:value-type="float">
            <text:p>0,3206884231</text:p>
          </table:table-cell>
          <table:table-cell table:formula="of:=[.D15]/3.3*4096" office:value-type="float" office:value="398.042357832734" calcext:value-type="float">
            <text:p>39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94" calcext:value-type="float">
            <text:p>12494</text:p>
          </table:table-cell>
          <table:table-cell office:value-type="float" office:value="1077" calcext:value-type="float">
            <text:p>1077</text:p>
          </table:table-cell>
          <table:table-cell table:formula="of:=[.C16]/([.B16]+[.C16])*5" office:value-type="float" office:value="0.396802004273819" calcext:value-type="float">
            <text:p>0,3968020043</text:p>
          </table:table-cell>
          <table:table-cell table:formula="of:=[.D16]/3.3*4096" office:value-type="float" office:value="492.515457425928" calcext:value-type="float">
            <text:p>49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1077" calcext:value-type="float">
            <text:p>1077</text:p>
          </table:table-cell>
          <table:table-cell table:formula="of:=[.C17]/([.B17]+[.C17])*5" office:value-type="float" office:value="0.486142457344046" calcext:value-type="float">
            <text:p>0,4861424573</text:p>
          </table:table-cell>
          <table:table-cell table:formula="of:=[.D17]/3.3*4096" office:value-type="float" office:value="603.405910691277" calcext:value-type="float">
            <text:p>60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57" calcext:value-type="float">
            <text:p>8057</text:p>
          </table:table-cell>
          <table:table-cell office:value-type="float" office:value="1077" calcext:value-type="float">
            <text:p>1077</text:p>
          </table:table-cell>
          <table:table-cell table:formula="of:=[.C18]/([.B18]+[.C18])*5" office:value-type="float" office:value="0.589555506897307" calcext:value-type="float">
            <text:p>0,5895555069</text:p>
          </table:table-cell>
          <table:table-cell table:formula="of:=[.D18]/3.3*4096" office:value-type="float" office:value="731.763441288294" calcext:value-type="float">
            <text:p>73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31" calcext:value-type="float">
            <text:p>6531</text:p>
          </table:table-cell>
          <table:table-cell office:value-type="float" office:value="1077" calcext:value-type="float">
            <text:p>1077</text:p>
          </table:table-cell>
          <table:table-cell table:formula="of:=[.C19]/([.B19]+[.C19])*5" office:value-type="float" office:value="0.707807570977918" calcext:value-type="float">
            <text:p>0,707807571</text:p>
          </table:table-cell>
          <table:table-cell table:formula="of:=[.D19]/3.3*4096" office:value-type="float" office:value="878.539336583501" calcext:value-type="float">
            <text:p>87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26" calcext:value-type="float">
            <text:p>5326</text:p>
          </table:table-cell>
          <table:table-cell office:value-type="float" office:value="1077" calcext:value-type="float">
            <text:p>1077</text:p>
          </table:table-cell>
          <table:table-cell table:formula="of:=[.C20]/([.B20]+[.C20])*5" office:value-type="float" office:value="0.841012025612994" calcext:value-type="float">
            <text:p>0,8410120256</text:p>
          </table:table-cell>
          <table:table-cell table:formula="of:=[.D20]/3.3*4096" office:value-type="float" office:value="1043.87432027601" calcext:value-type="float">
            <text:p>104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68" calcext:value-type="float">
            <text:p>4368</text:p>
          </table:table-cell>
          <table:table-cell office:value-type="float" office:value="1077" calcext:value-type="float">
            <text:p>1077</text:p>
          </table:table-cell>
          <table:table-cell table:formula="of:=[.C21]/([.B21]+[.C21])*5" office:value-type="float" office:value="0.988980716253444" calcext:value-type="float">
            <text:p>0,9889807163</text:p>
          </table:table-cell>
          <table:table-cell table:formula="of:=[.D21]/3.3*4096" office:value-type="float" office:value="1227.53485265882" calcext:value-type="float">
            <text:p>122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02" calcext:value-type="float">
            <text:p>3602</text:p>
          </table:table-cell>
          <table:table-cell office:value-type="float" office:value="1077" calcext:value-type="float">
            <text:p>1077</text:p>
          </table:table-cell>
          <table:table-cell table:formula="of:=[.C22]/([.B22]+[.C22])*5" office:value-type="float" office:value="1.1508869416542" calcext:value-type="float">
            <text:p>1,1508869417</text:p>
          </table:table-cell>
          <table:table-cell table:formula="of:=[.D22]/3.3*4096" office:value-type="float" office:value="1428.49482212594" calcext:value-type="float">
            <text:p>142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86" calcext:value-type="float">
            <text:p>2986</text:p>
          </table:table-cell>
          <table:table-cell office:value-type="float" office:value="1077" calcext:value-type="float">
            <text:p>1077</text:p>
          </table:table-cell>
          <table:table-cell table:formula="of:=[.C23]/([.B23]+[.C23])*5" office:value-type="float" office:value="1.32537533841989" calcext:value-type="float">
            <text:p>1,3253753384</text:p>
          </table:table-cell>
          <table:table-cell table:formula="of:=[.D23]/3.3*4096" office:value-type="float" office:value="1645.07193520238" calcext:value-type="float">
            <text:p>164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88" calcext:value-type="float">
            <text:p>2488</text:p>
          </table:table-cell>
          <table:table-cell office:value-type="float" office:value="1077" calcext:value-type="float">
            <text:p>1077</text:p>
          </table:table-cell>
          <table:table-cell table:formula="of:=[.C24]/([.B24]+[.C24])*5" office:value-type="float" office:value="1.51051893408135" calcext:value-type="float">
            <text:p>1,5105189341</text:p>
          </table:table-cell>
          <table:table-cell table:formula="of:=[.D24]/3.3*4096" office:value-type="float" office:value="1874.87441030218" calcext:value-type="float">
            <text:p>187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83" calcext:value-type="float">
            <text:p>2083</text:p>
          </table:table-cell>
          <table:table-cell office:value-type="float" office:value="1077" calcext:value-type="float">
            <text:p>1077</text:p>
          </table:table-cell>
          <table:table-cell table:formula="of:=[.C25]/([.B25]+[.C25])*5" office:value-type="float" office:value="1.70411392405063" calcext:value-type="float">
            <text:p>1,7041139241</text:p>
          </table:table-cell>
          <table:table-cell table:formula="of:=[.D25]/3.3*4096" office:value-type="float" office:value="2115.166858458" calcext:value-type="float">
            <text:p>211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52" calcext:value-type="float">
            <text:p>1752</text:p>
          </table:table-cell>
          <table:table-cell office:value-type="float" office:value="1077" calcext:value-type="float">
            <text:p>1077</text:p>
          </table:table-cell>
          <table:table-cell table:formula="of:=[.C26]/([.B26]+[.C26])*5" office:value-type="float" office:value="1.90349946977731" calcext:value-type="float">
            <text:p>1,9034994698</text:p>
          </table:table-cell>
          <table:table-cell table:formula="of:=[.D26]/3.3*4096" office:value-type="float" office:value="2362.64661460844" calcext:value-type="float">
            <text:p>23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80" calcext:value-type="float">
            <text:p>1480</text:p>
          </table:table-cell>
          <table:table-cell office:value-type="float" office:value="1077" calcext:value-type="float">
            <text:p>1077</text:p>
          </table:table-cell>
          <table:table-cell table:formula="of:=[.C27]/([.B27]+[.C27])*5" office:value-type="float" office:value="2.10598357450137" calcext:value-type="float">
            <text:p>2,1059835745</text:p>
          </table:table-cell>
          <table:table-cell table:formula="of:=[.D27]/3.3*4096" office:value-type="float" office:value="2613.97233974473" calcext:value-type="float">
            <text:p>261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56" calcext:value-type="float">
            <text:p>1256</text:p>
          </table:table-cell>
          <table:table-cell office:value-type="float" office:value="1077" calcext:value-type="float">
            <text:p>1077</text:p>
          </table:table-cell>
          <table:table-cell table:formula="of:=[.C28]/([.B28]+[.C28])*5" office:value-type="float" office:value="2.30818688384055" calcext:value-type="float">
            <text:p>2,3081868838</text:p>
          </table:table-cell>
          <table:table-cell table:formula="of:=[.D28]/3.3*4096" office:value-type="float" office:value="2864.94953824572" calcext:value-type="float">
            <text:p>286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71" calcext:value-type="float">
            <text:p>1071</text:p>
          </table:table-cell>
          <table:table-cell office:value-type="float" office:value="1077" calcext:value-type="float">
            <text:p>1077</text:p>
          </table:table-cell>
          <table:table-cell table:formula="of:=[.C29]/([.B29]+[.C29])*5" office:value-type="float" office:value="2.50698324022346" calcext:value-type="float">
            <text:p>2,5069832402</text:p>
          </table:table-cell>
          <table:table-cell table:formula="of:=[.D29]/3.3*4096" office:value-type="float" office:value="3111.697985441" calcext:value-type="float">
            <text:p>311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6.2" calcext:value-type="float">
            <text:p>916,2</text:p>
          </table:table-cell>
          <table:table-cell office:value-type="float" office:value="1077" calcext:value-type="float">
            <text:p>1077</text:p>
          </table:table-cell>
          <table:table-cell table:formula="of:=[.C30]/([.B30]+[.C30])*5" office:value-type="float" office:value="2.70168573148706" calcext:value-type="float">
            <text:p>2,7016857315</text:p>
          </table:table-cell>
          <table:table-cell table:formula="of:=[.D30]/3.3*4096" office:value-type="float" office:value="3353.36507762757" calcext:value-type="float">
            <text:p>335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87" calcext:value-type="float">
            <text:p>787</text:p>
          </table:table-cell>
          <table:table-cell office:value-type="float" office:value="1077" calcext:value-type="float">
            <text:p>1077</text:p>
          </table:table-cell>
          <table:table-cell table:formula="of:=[.C31]/([.B31]+[.C31])*5" office:value-type="float" office:value="2.88894849785408" calcext:value-type="float">
            <text:p>2,8889484979</text:p>
          </table:table-cell>
          <table:table-cell table:formula="of:=[.D31]/3.3*4096" office:value-type="float" office:value="3585.79789309403" calcext:value-type="float">
            <text:p>358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8.6" calcext:value-type="float">
            <text:p>678,6</text:p>
          </table:table-cell>
          <table:table-cell office:value-type="float" office:value="1077" calcext:value-type="float">
            <text:p>1077</text:p>
          </table:table-cell>
          <table:table-cell table:formula="of:=[.C32]/([.B32]+[.C32])*5" office:value-type="float" office:value="3.06732740943267" calcext:value-type="float">
            <text:p>3,0673274094</text:p>
          </table:table-cell>
          <table:table-cell table:formula="of:=[.D32]/3.3*4096" office:value-type="float" office:value="3807.20396031401" calcext:value-type="float">
            <text:p>380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87.1" calcext:value-type="float">
            <text:p>587,1</text:p>
          </table:table-cell>
          <table:table-cell office:value-type="float" office:value="1077" calcext:value-type="float">
            <text:p>1077</text:p>
          </table:table-cell>
          <table:table-cell table:formula="of:=[.C33]/([.B33]+[.C33])*5" office:value-type="float" office:value="3.23598341445827" calcext:value-type="float">
            <text:p>3,2359834145</text:p>
          </table:table-cell>
          <table:table-cell table:formula="of:=[.D33]/3.3*4096" office:value-type="float" office:value="4016.54183806699" calcext:value-type="float">
            <text:p>4017</text:p>
          </table:table-cell>
          <table:table-cell office:value-type="string" calcext:value-type="string">
            <text:p>,\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30-5*((732-665)/(732-603))" office:value-type="float" office:value="27.4031007751938" calcext:value-type="float">
            <text:p>27,403100775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-20-5*((68-68)/(68-51))" office:value-type="float" office:value="-20" calcext:value-type="float">
            <text:p>-20</text:p>
          </table:table-cell>
          <table:table-cell table:number-columns-repeated="3"/>
        </table:table-row>
        <table:table-row table:style-name="ro1" table:number-rows-repeated="104853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KTY83-110" table:style-name="ta1">
        <table:table-column table:style-name="co5" table:number-columns-repeated="2" table:default-cell-style-name="Default"/>
        <table:table-column table:style-name="co5" table:default-cell-style-name="ce2"/>
        <table:table-column table:style-name="co5" table:default-cell-style-name="ce1"/>
        <table:table-column table:style-name="co5" table:number-columns-repeated="2" table:default-cell-style-name="Default"/>
        <table:table-column table:style-name="co5" table:default-cell-style-name="ce2"/>
        <table:table-column table:style-name="co5" table:default-cell-style-name="ce1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Default" office:value-type="string" calcext:value-type="string">
            <text:p>digit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25" calcext:value-type="float">
            <text:p>525</text:p>
          </table:table-cell>
          <table:table-cell table:formula="of:=5*500/(500+[.B2]+500)" office:value-type="float" office:value="1.63934426229508" calcext:value-type="float">
            <text:p>1,64</text:p>
          </table:table-cell>
          <table:table-cell table:formula="of:=[.C2]/3.3*4096" office:value-type="float" office:value="2034.7739692002" calcext:value-type="float">
            <text:p>203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77" calcext:value-type="float">
            <text:p>577</text:p>
          </table:table-cell>
          <table:table-cell table:formula="of:=5*500/(500+[.B3]+500)" office:value-type="float" office:value="1.5852885225111" calcext:value-type="float">
            <text:p>1,59</text:p>
          </table:table-cell>
          <table:table-cell table:formula="of:=[.C3]/3.3*4096" office:value-type="float" office:value="1967.67932975923" calcext:value-type="float">
            <text:p>1968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32" calcext:value-type="float">
            <text:p>632</text:p>
          </table:table-cell>
          <table:table-cell table:formula="of:=5*500/(500+[.B4]+500)" office:value-type="float" office:value="1.53186274509804" calcext:value-type="float">
            <text:p>1,53</text:p>
          </table:table-cell>
          <table:table-cell table:formula="of:=[.C4]/3.3*4096" office:value-type="float" office:value="1901.36660724896" calcext:value-type="float">
            <text:p>1901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91" calcext:value-type="float">
            <text:p>691</text:p>
          </table:table-cell>
          <table:table-cell table:formula="of:=5*500/(500+[.B5]+500)" office:value-type="float" office:value="1.47841513897102" calcext:value-type="float">
            <text:p>1,48</text:p>
          </table:table-cell>
          <table:table-cell table:formula="of:=[.C5]/3.3*4096" office:value-type="float" office:value="1835.02679067434" calcext:value-type="float">
            <text:p>183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54" calcext:value-type="float">
            <text:p>754</text:p>
          </table:table-cell>
          <table:table-cell table:formula="of:=5*500/(500+[.B6]+500)" office:value-type="float" office:value="1.42531356898518" calcext:value-type="float">
            <text:p>1,43</text:p>
          </table:table-cell>
          <table:table-cell table:formula="of:=[.C6]/3.3*4096" office:value-type="float" office:value="1769.11647835251" calcext:value-type="float">
            <text:p>176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table:formula="of:=5*500/(500+[.B7]+500)" office:value-type="float" office:value="1.37362637362637" calcext:value-type="float">
            <text:p>1,37</text:p>
          </table:table-cell>
          <table:table-cell table:formula="of:=[.C7]/3.3*4096" office:value-type="float" office:value="1704.96170496171" calcext:value-type="float">
            <text:p>170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9" calcext:value-type="float">
            <text:p>889</text:p>
          </table:table-cell>
          <table:table-cell table:formula="of:=5*500/(500+[.B8]+500)" office:value-type="float" office:value="1.32345156167284" calcext:value-type="float">
            <text:p>1,32</text:p>
          </table:table-cell>
          <table:table-cell table:formula="of:=[.C8]/3.3*4096" office:value-type="float" office:value="1642.68412018544" calcext:value-type="float">
            <text:p>1643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table:formula="of:=5*500/(500+[.B9]+500)" office:value-type="float" office:value="1.27420998980632" calcext:value-type="float">
            <text:p>1,27</text:p>
          </table:table-cell>
          <table:table-cell table:formula="of:=[.C9]/3.3*4096" office:value-type="float" office:value="1581.56488431718" calcext:value-type="float">
            <text:p>158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9" calcext:value-type="float">
            <text:p>1039</text:p>
          </table:table-cell>
          <table:table-cell table:formula="of:=5*500/(500+[.B10]+500)" office:value-type="float" office:value="1.22609122118686" calcext:value-type="float">
            <text:p>1,23</text:p>
          </table:table-cell>
          <table:table-cell table:formula="of:=[.C10]/3.3*4096" office:value-type="float" office:value="1521.8392854489" calcext:value-type="float">
            <text:p>152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18" calcext:value-type="float">
            <text:p>1118</text:p>
          </table:table-cell>
          <table:table-cell table:formula="of:=5*500/(500+[.B11]+500)" office:value-type="float" office:value="1.18035882908404" calcext:value-type="float">
            <text:p>1,18</text:p>
          </table:table-cell>
          <table:table-cell table:formula="of:=[.C11]/3.3*4096" office:value-type="float" office:value="1465.07568603886" calcext:value-type="float">
            <text:p>146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2" calcext:value-type="float">
            <text:p>1202</text:p>
          </table:table-cell>
          <table:table-cell table:formula="of:=5*500/(500+[.B12]+500)" office:value-type="float" office:value="1.13533151680291" calcext:value-type="float">
            <text:p>1,14</text:p>
          </table:table-cell>
          <table:table-cell table:formula="of:=[.C12]/3.3*4096" office:value-type="float" office:value="1409.18724024991" calcext:value-type="float">
            <text:p>140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88" calcext:value-type="float">
            <text:p>1288</text:p>
          </table:table-cell>
          <table:table-cell table:formula="of:=5*500/(500+[.B13]+500)" office:value-type="float" office:value="1.09265734265734" calcext:value-type="float">
            <text:p>1,09</text:p>
          </table:table-cell>
          <table:table-cell table:formula="of:=[.C13]/3.3*4096" office:value-type="float" office:value="1356.21953803772" calcext:value-type="float">
            <text:p>1356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79" calcext:value-type="float">
            <text:p>1379</text:p>
          </table:table-cell>
          <table:table-cell table:formula="of:=5*500/(500+[.B14]+500)" office:value-type="float" office:value="1.05086170659941" calcext:value-type="float">
            <text:p>1,05</text:p>
          </table:table-cell>
          <table:table-cell table:formula="of:=[.C14]/3.3*4096" office:value-type="float" office:value="1304.34228794885" calcext:value-type="float">
            <text:p>1304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table:formula="of:=5*500/(500+[.B15]+500)" office:value-type="float" office:value="1.01132686084142" calcext:value-type="float">
            <text:p>1,01</text:p>
          </table:table-cell>
          <table:table-cell table:formula="of:=[.C15]/3.3*4096" office:value-type="float" office:value="1255.27115818378" calcext:value-type="float">
            <text:p>125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69" calcext:value-type="float">
            <text:p>1569</text:p>
          </table:table-cell>
          <table:table-cell table:formula="of:=5*500/(500+[.B16]+500)" office:value-type="float" office:value="0.973141300116777" calcext:value-type="float">
            <text:p>0,97</text:p>
          </table:table-cell>
          <table:table-cell table:formula="of:=[.C16]/3.3*4096" office:value-type="float" office:value="1207.87477735707" calcext:value-type="float">
            <text:p>1208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table:formula="of:=5*500/(500+[.B17]+500)" office:value-type="float" office:value="0.936329588014981" calcext:value-type="float">
            <text:p>0,94</text:p>
          </table:table-cell>
          <table:table-cell table:formula="of:=[.C17]/3.3*4096" office:value-type="float" office:value="1162.18363409375" calcext:value-type="float">
            <text:p>116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74" calcext:value-type="float">
            <text:p>1774</text:p>
          </table:table-cell>
          <table:table-cell table:formula="of:=5*500/(500+[.B18]+500)" office:value-type="float" office:value="0.901225666906993" calcext:value-type="float">
            <text:p>0,90</text:p>
          </table:table-cell>
          <table:table-cell table:formula="of:=[.C18]/3.3*4096" office:value-type="float" office:value="1118.61222171244" calcext:value-type="float">
            <text:p>111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82" calcext:value-type="float">
            <text:p>1882</text:p>
          </table:table-cell>
          <table:table-cell table:formula="of:=5*500/(500+[.B19]+500)" office:value-type="float" office:value="0.867453157529493" calcext:value-type="float">
            <text:p>0,87</text:p>
          </table:table-cell>
          <table:table-cell table:formula="of:=[.C19]/3.3*4096" office:value-type="float" office:value="1076.69337370933" calcext:value-type="float">
            <text:p>107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93" calcext:value-type="float">
            <text:p>1993</text:p>
          </table:table-cell>
          <table:table-cell table:formula="of:=5*500/(500+[.B20]+500)" office:value-type="float" office:value="0.835282325425994" calcext:value-type="float">
            <text:p>0,84</text:p>
          </table:table-cell>
          <table:table-cell table:formula="of:=[.C20]/3.3*4096" office:value-type="float" office:value="1036.76254695299" calcext:value-type="float">
            <text:p>103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07" calcext:value-type="float">
            <text:p>2107</text:p>
          </table:table-cell>
          <table:table-cell table:formula="of:=5*500/(500+[.B21]+500)" office:value-type="float" office:value="0.804634695848085" calcext:value-type="float">
            <text:p>0,80</text:p>
          </table:table-cell>
          <table:table-cell table:formula="of:=[.C21]/3.3*4096" office:value-type="float" office:value="998.722337634472" calcext:value-type="float">
            <text:p>99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25" calcext:value-type="float">
            <text:p>2225</text:p>
          </table:table-cell>
          <table:table-cell table:formula="of:=5*500/(500+[.B22]+500)" office:value-type="float" office:value="0.775193798449612" calcext:value-type="float">
            <text:p>0,78</text:p>
          </table:table-cell>
          <table:table-cell table:formula="of:=[.C22]/3.3*4096" office:value-type="float" office:value="962.179938924125" calcext:value-type="float">
            <text:p>96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46" calcext:value-type="float">
            <text:p>2346</text:p>
          </table:table-cell>
          <table:table-cell table:formula="of:=5*500/(500+[.B23]+500)" office:value-type="float" office:value="0.747160789001793" calcext:value-type="float">
            <text:p>0,75</text:p>
          </table:table-cell>
          <table:table-cell table:formula="of:=[.C23]/3.3*4096" office:value-type="float" office:value="927.385027803438" calcext:value-type="float">
            <text:p>92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71" calcext:value-type="float">
            <text:p>2471</text:p>
          </table:table-cell>
          <table:table-cell table:formula="of:=5*500/(500+[.B24]+500)" office:value-type="float" office:value="0.720253529242293" calcext:value-type="float">
            <text:p>0,72</text:p>
          </table:table-cell>
          <table:table-cell table:formula="of:=[.C24]/3.3*4096" office:value-type="float" office:value="893.987410841343" calcext:value-type="float">
            <text:p>894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formula="of:=130-5*((830-822)/(840-822))" office:value-type="float" office:value="127.777777777778" calcext:value-type="float">
            <text:p>127,777777777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</table:table>
      <table:table table:name="KTY84-130" table:style-name="ta1">
        <table:table-column table:style-name="co5" table:number-columns-repeated="2" table:default-cell-style-name="Default"/>
        <table:table-column table:style-name="co5" table:default-cell-style-name="ce2"/>
        <table:table-column table:style-name="co5" table:default-cell-style-name="ce1"/>
        <table:table-column table:style-name="co5" table:default-cell-style-name="Default"/>
        <table:table-row table:style-name="ro3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Default" office:value-type="string" calcext:value-type="string">
            <text:p>digit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59" calcext:value-type="float">
            <text:p>359</text:p>
          </table:table-cell>
          <table:table-cell table:formula="of:=5*500/(500+[.B2]+500)" office:value-type="float" office:value="1.83958793230316" calcext:value-type="float">
            <text:p>1,84</text:p>
          </table:table-cell>
          <table:table-cell table:formula="of:=[.C2]/3.3*4096" office:value-type="float" office:value="2283.31883961023" calcext:value-type="float">
            <text:p>228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91" calcext:value-type="float">
            <text:p>391</text:p>
          </table:table-cell>
          <table:table-cell table:formula="of:=5*500/(500+[.B3]+500)" office:value-type="float" office:value="1.79726815240834" calcext:value-type="float">
            <text:p>1,80</text:p>
          </table:table-cell>
          <table:table-cell table:formula="of:=[.C3]/3.3*4096" office:value-type="float" office:value="2230.79101583774" calcext:value-type="float">
            <text:p>223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24" calcext:value-type="float">
            <text:p>424</text:p>
          </table:table-cell>
          <table:table-cell table:formula="of:=5*500/(500+[.B4]+500)" office:value-type="float" office:value="1.75561797752809" calcext:value-type="float">
            <text:p>1,76</text:p>
          </table:table-cell>
          <table:table-cell table:formula="of:=[.C4]/3.3*4096" office:value-type="float" office:value="2179.09431392577" calcext:value-type="float">
            <text:p>217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60" calcext:value-type="float">
            <text:p>460</text:p>
          </table:table-cell>
          <table:table-cell table:formula="of:=5*500/(500+[.B5]+500)" office:value-type="float" office:value="1.71232876712329" calcext:value-type="float">
            <text:p>1,71</text:p>
          </table:table-cell>
          <table:table-cell table:formula="of:=[.C5]/3.3*4096" office:value-type="float" office:value="2125.36322125363" calcext:value-type="float">
            <text:p>212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formula="of:=5*500/(500+[.B6]+500)" office:value-type="float" office:value="1.66889185580774" calcext:value-type="float">
            <text:p>1,67</text:p>
          </table:table-cell>
          <table:table-cell table:formula="of:=[.C6]/3.3*4096" office:value-type="float" office:value="2071.44880042076" calcext:value-type="float">
            <text:p>207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formula="of:=5*500/(500+[.B7]+500)" office:value-type="float" office:value="1.62548764629389" calcext:value-type="float">
            <text:p>1,63</text:p>
          </table:table-cell>
          <table:table-cell table:formula="of:=[.C7]/3.3*4096" office:value-type="float" office:value="2017.57496946054" calcext:value-type="float">
            <text:p>201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1" calcext:value-type="float">
            <text:p>581</text:p>
          </table:table-cell>
          <table:table-cell table:formula="of:=5*500/(500+[.B8]+500)" office:value-type="float" office:value="1.58127767235927" calcext:value-type="float">
            <text:p>1,58</text:p>
          </table:table-cell>
          <table:table-cell table:formula="of:=[.C8]/3.3*4096" office:value-type="float" office:value="1962.70101393441" calcext:value-type="float">
            <text:p>19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3" calcext:value-type="float">
            <text:p>603</text:p>
          </table:table-cell>
          <table:table-cell table:formula="of:=5*500/(500+[.B9]+500)" office:value-type="float" office:value="1.55957579538366" calcext:value-type="float">
            <text:p>1,56</text:p>
          </table:table-cell>
          <table:table-cell table:formula="of:=[.C9]/3.3*4096" office:value-type="float" office:value="1935.76438117923" calcext:value-type="float">
            <text:p>193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26" calcext:value-type="float">
            <text:p>626</text:p>
          </table:table-cell>
          <table:table-cell table:formula="of:=5*500/(500+[.B10]+500)" office:value-type="float" office:value="1.53751537515375" calcext:value-type="float">
            <text:p>1,54</text:p>
          </table:table-cell>
          <table:table-cell table:formula="of:=[.C10]/3.3*4096" office:value-type="float" office:value="1908.38272019084" calcext:value-type="float">
            <text:p>190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2" calcext:value-type="float">
            <text:p>672</text:p>
          </table:table-cell>
          <table:table-cell table:formula="of:=5*500/(500+[.B11]+500)" office:value-type="float" office:value="1.49521531100478" calcext:value-type="float">
            <text:p>1,50</text:p>
          </table:table-cell>
          <table:table-cell table:formula="of:=[.C11]/3.3*4096" office:value-type="float" office:value="1855.87936784109" calcext:value-type="float">
            <text:p>185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22" calcext:value-type="float">
            <text:p>722</text:p>
          </table:table-cell>
          <table:table-cell table:formula="of:=5*500/(500+[.B12]+500)" office:value-type="float" office:value="1.45180023228804" calcext:value-type="float">
            <text:p>1,45</text:p>
          </table:table-cell>
          <table:table-cell table:formula="of:=[.C12]/3.3*4096" office:value-type="float" office:value="1801.99204589449" calcext:value-type="float">
            <text:p>180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3" calcext:value-type="float">
            <text:p>773</text:p>
          </table:table-cell>
          <table:table-cell table:formula="of:=5*500/(500+[.B13]+500)" office:value-type="float" office:value="1.41003948110547" calcext:value-type="float">
            <text:p>1,41</text:p>
          </table:table-cell>
          <table:table-cell table:formula="of:=[.C13]/3.3*4096" office:value-type="float" office:value="1750.15809533576" calcext:value-type="float">
            <text:p>175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26" calcext:value-type="float">
            <text:p>826</text:p>
          </table:table-cell>
          <table:table-cell table:formula="of:=5*500/(500+[.B14]+500)" office:value-type="float" office:value="1.36911281489595" calcext:value-type="float">
            <text:p>1,37</text:p>
          </table:table-cell>
          <table:table-cell table:formula="of:=[.C14]/3.3*4096" office:value-type="float" office:value="1699.3594211557" calcext:value-type="float">
            <text:p>169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2" calcext:value-type="float">
            <text:p>882</text:p>
          </table:table-cell>
          <table:table-cell table:formula="of:=5*500/(500+[.B15]+500)" office:value-type="float" office:value="1.32837407013815" calcext:value-type="float">
            <text:p>1,33</text:p>
          </table:table-cell>
          <table:table-cell table:formula="of:=[.C15]/3.3*4096" office:value-type="float" office:value="1648.79399735935" calcext:value-type="float">
            <text:p>164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0" calcext:value-type="float">
            <text:p>940</text:p>
          </table:table-cell>
          <table:table-cell table:formula="of:=5*500/(500+[.B16]+500)" office:value-type="float" office:value="1.28865979381443" calcext:value-type="float">
            <text:p>1,29</text:p>
          </table:table-cell>
          <table:table-cell table:formula="of:=[.C16]/3.3*4096" office:value-type="float" office:value="1599.50015620119" calcext:value-type="float">
            <text:p>160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5*500/(500+[.B17]+500)" office:value-type="float" office:value="1.25" calcext:value-type="float">
            <text:p>1,25</text:p>
          </table:table-cell>
          <table:table-cell table:formula="of:=[.C17]/3.3*4096" office:value-type="float" office:value="1551.51515151515" calcext:value-type="float">
            <text:p>155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62" calcext:value-type="float">
            <text:p>1062</text:p>
          </table:table-cell>
          <table:table-cell table:formula="of:=5*500/(500+[.B18]+500)" office:value-type="float" office:value="1.21241513094083" calcext:value-type="float">
            <text:p>1,21</text:p>
          </table:table-cell>
          <table:table-cell table:formula="of:=[.C18]/3.3*4096" office:value-type="float" office:value="1504.86435646474" calcext:value-type="float">
            <text:p>150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27" calcext:value-type="float">
            <text:p>1127</text:p>
          </table:table-cell>
          <table:table-cell table:formula="of:=5*500/(500+[.B19]+500)" office:value-type="float" office:value="1.17536436295252" calcext:value-type="float">
            <text:p>1,18</text:p>
          </table:table-cell>
          <table:table-cell table:formula="of:=[.C19]/3.3*4096" office:value-type="float" office:value="1458.87649413743" calcext:value-type="float">
            <text:p>145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94" calcext:value-type="float">
            <text:p>1194</text:p>
          </table:table-cell>
          <table:table-cell table:formula="of:=5*500/(500+[.B20]+500)" office:value-type="float" office:value="1.13947128532361" calcext:value-type="float">
            <text:p>1,14</text:p>
          </table:table-cell>
          <table:table-cell table:formula="of:=[.C20]/3.3*4096" office:value-type="float" office:value="1414.32557111682" calcext:value-type="float">
            <text:p>141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62" calcext:value-type="float">
            <text:p>1262</text:p>
          </table:table-cell>
          <table:table-cell table:formula="of:=5*500/(500+[.B21]+500)" office:value-type="float" office:value="1.105216622458" calcext:value-type="float">
            <text:p>1,11</text:p>
          </table:table-cell>
          <table:table-cell table:formula="of:=[.C21]/3.3*4096" office:value-type="float" office:value="1371.80826835999" calcext:value-type="float">
            <text:p>137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34" calcext:value-type="float">
            <text:p>1334</text:p>
          </table:table-cell>
          <table:table-cell table:formula="of:=5*500/(500+[.B22]+500)" office:value-type="float" office:value="1.07112253641817" calcext:value-type="float">
            <text:p>1,07</text:p>
          </table:table-cell>
          <table:table-cell table:formula="of:=[.C22]/3.3*4096" office:value-type="float" office:value="1329.4902755057" calcext:value-type="float">
            <text:p>132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07" calcext:value-type="float">
            <text:p>1407</text:p>
          </table:table-cell>
          <table:table-cell table:formula="of:=5*500/(500+[.B23]+500)" office:value-type="float" office:value="1.0386373078521" calcext:value-type="float">
            <text:p>1,04</text:p>
          </table:table-cell>
          <table:table-cell table:formula="of:=[.C23]/3.3*4096" office:value-type="float" office:value="1289.16921604915" calcext:value-type="float">
            <text:p>128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82" calcext:value-type="float">
            <text:p>1482</text:p>
          </table:table-cell>
          <table:table-cell table:formula="of:=5*500/(500+[.B24]+500)" office:value-type="float" office:value="1.00725221595488" calcext:value-type="float">
            <text:p>1,01</text:p>
          </table:table-cell>
          <table:table-cell table:formula="of:=[.C24]/3.3*4096" office:value-type="float" office:value="1250.21365956096" calcext:value-type="float">
            <text:p>125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60" calcext:value-type="float">
            <text:p>1560</text:p>
          </table:table-cell>
          <table:table-cell table:formula="of:=5*500/(500+[.B25]+500)" office:value-type="float" office:value="0.9765625" calcext:value-type="float">
            <text:p>0,98</text:p>
          </table:table-cell>
          <table:table-cell table:formula="of:=[.C25]/3.3*4096" office:value-type="float" office:value="1212.12121212121" calcext:value-type="float">
            <text:p>121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40" calcext:value-type="float">
            <text:p>1640</text:p>
          </table:table-cell>
          <table:table-cell table:formula="of:=5*500/(500+[.B26]+500)" office:value-type="float" office:value="0.946969696969697" calcext:value-type="float">
            <text:p>0,95</text:p>
          </table:table-cell>
          <table:table-cell table:formula="of:=[.C26]/3.3*4096" office:value-type="float" office:value="1175.39026629936" calcext:value-type="float">
            <text:p>117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22" calcext:value-type="float">
            <text:p>1722</text:p>
          </table:table-cell>
          <table:table-cell table:formula="of:=5*500/(500+[.B27]+500)" office:value-type="float" office:value="0.918442321822189" calcext:value-type="float">
            <text:p>0,92</text:p>
          </table:table-cell>
          <table:table-cell table:formula="of:=[.C27]/3.3*4096" office:value-type="float" office:value="1139.98174247991" calcext:value-type="float">
            <text:p>11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07" calcext:value-type="float">
            <text:p>1807</text:p>
          </table:table-cell>
          <table:table-cell table:formula="of:=5*500/(500+[.B28]+500)" office:value-type="float" office:value="0.89063056644104" calcext:value-type="float">
            <text:p>0,89</text:p>
          </table:table-cell>
          <table:table-cell table:formula="of:=[.C28]/3.3*4096" office:value-type="float" office:value="1105.46145458864" calcext:value-type="float">
            <text:p>110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93" calcext:value-type="float">
            <text:p>1893</text:p>
          </table:table-cell>
          <table:table-cell table:formula="of:=5*500/(500+[.B29]+500)" office:value-type="float" office:value="0.864154856550294" calcext:value-type="float">
            <text:p>0,86</text:p>
          </table:table-cell>
          <table:table-cell table:formula="of:=[.C29]/3.3*4096" office:value-type="float" office:value="1072.59948255455" calcext:value-type="float">
            <text:p>107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82" calcext:value-type="float">
            <text:p>1982</text:p>
          </table:table-cell>
          <table:table-cell table:formula="of:=5*500/(500+[.B30]+500)" office:value-type="float" office:value="0.838363514419852" calcext:value-type="float">
            <text:p>0,84</text:p>
          </table:table-cell>
          <table:table-cell table:formula="of:=[.C30]/3.3*4096" office:value-type="float" office:value="1040.58695607991" calcext:value-type="float">
            <text:p>104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73" calcext:value-type="float">
            <text:p>2073</text:p>
          </table:table-cell>
          <table:table-cell table:formula="of:=5*500/(500+[.B31]+500)" office:value-type="float" office:value="0.813537260006508" calcext:value-type="float">
            <text:p>0,81</text:p>
          </table:table-cell>
          <table:table-cell table:formula="of:=[.C31]/3.3*4096" office:value-type="float" office:value="1009.77230817778" calcext:value-type="float">
            <text:p>101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66" calcext:value-type="float">
            <text:p>2166</text:p>
          </table:table-cell>
          <table:table-cell table:formula="of:=5*500/(500+[.B32]+500)" office:value-type="float" office:value="0.789639924194567" calcext:value-type="float">
            <text:p>0,79</text:p>
          </table:table-cell>
          <table:table-cell table:formula="of:=[.C32]/3.3*4096" office:value-type="float" office:value="980.110645303317" calcext:value-type="float">
            <text:p>98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61" calcext:value-type="float">
            <text:p>2261</text:p>
          </table:table-cell>
          <table:table-cell table:formula="of:=5*500/(500+[.B33]+500)" office:value-type="float" office:value="0.766636001226618" calcext:value-type="float">
            <text:p>0,77</text:p>
          </table:table-cell>
          <table:table-cell table:formula="of:=[.C33]/3.3*4096" office:value-type="float" office:value="951.557897280068" calcext:value-type="float">
            <text:p>95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357" calcext:value-type="float">
            <text:p>2357</text:p>
          </table:table-cell>
          <table:table-cell table:formula="of:=5*500/(500+[.B34]+500)" office:value-type="float" office:value="0.74471254095919" calcext:value-type="float">
            <text:p>0,74</text:p>
          </table:table-cell>
          <table:table-cell table:formula="of:=[.C34]/3.3*4096" office:value-type="float" office:value="924.346232657225" calcext:value-type="float">
            <text:p>92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52" calcext:value-type="float">
            <text:p>2452</text:p>
          </table:table-cell>
          <table:table-cell table:formula="of:=5*500/(500+[.B35]+500)" office:value-type="float" office:value="0.724217844727694" calcext:value-type="float">
            <text:p>0,72</text:p>
          </table:table-cell>
          <table:table-cell table:formula="of:=[.C35]/3.3*4096" office:value-type="float" office:value="898.907967274132" calcext:value-type="float">
            <text:p>89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42" calcext:value-type="float">
            <text:p>2542</text:p>
          </table:table-cell>
          <table:table-cell table:formula="of:=5*500/(500+[.B36]+500)" office:value-type="float" office:value="0.705815923207228" calcext:value-type="float">
            <text:p>0,71</text:p>
          </table:table-cell>
          <table:table-cell table:formula="of:=[.C36]/3.3*4096" office:value-type="float" office:value="876.067279229335" calcext:value-type="float">
            <text:p>87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24" calcext:value-type="float">
            <text:p>2624</text:p>
          </table:table-cell>
          <table:table-cell table:formula="of:=5*500/(500+[.B37]+500)" office:value-type="float" office:value="0.689845474613686" calcext:value-type="float">
            <text:p>0,69</text:p>
          </table:table-cell>
          <table:table-cell table:formula="of:=[.C37]/3.3*4096" office:value-type="float" office:value="856.244564853836" calcext:value-type="float">
            <text:p>85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table:style-name="Default" table:number-columns-repeated="2"/>
          <table:table-cell/>
        </table:table-row>
      </table:table>
      <table:table table:name="Semikron" table:style-name="ta1">
        <table:table-column table:style-name="co5" table:number-columns-repeated="3" table:default-cell-style-name="Default"/>
        <table:table-column table:style-name="co5" table:default-cell-style-name="ce1"/>
        <table:table-column table:style-name="co5" table:default-cell-style-name="Default"/>
        <table:table-row table:style-name="ro3">
          <table:table-cell office:value-type="string" calcext:value-type="string">
            <text:p>°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igi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table:formula="of:=1200/(1200+[.B2])*5" office:value-type="float" office:value="3.03490136570561" calcext:value-type="float">
            <text:p>3,0349013657</text:p>
          </table:table-cell>
          <table:table-cell table:formula="of:=4096/3.3*[.C2]" office:value-type="float" office:value="3766.95636179703" calcext:value-type="float">
            <text:p>376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1" calcext:value-type="float">
            <text:p>821</text:p>
          </table:table-cell>
          <table:table-cell table:formula="of:=1200/(1200+[.B3])*5" office:value-type="float" office:value="2.96882731321128" calcext:value-type="float">
            <text:p>2,9688273132</text:p>
          </table:table-cell>
          <table:table-cell table:formula="of:=4096/3.3*[.C3]" office:value-type="float" office:value="3684.94444694346" calcext:value-type="float">
            <text:p>368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6" calcext:value-type="float">
            <text:p>866</text:p>
          </table:table-cell>
          <table:table-cell table:formula="of:=1200/(1200+[.B4])*5" office:value-type="float" office:value="2.90416263310745" calcext:value-type="float">
            <text:p>2,9041626331</text:p>
          </table:table-cell>
          <table:table-cell table:formula="of:=4096/3.3*[.C4]" office:value-type="float" office:value="3604.68186218428" calcext:value-type="float">
            <text:p>360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1" calcext:value-type="float">
            <text:p>911</text:p>
          </table:table-cell>
          <table:table-cell table:formula="of:=1200/(1200+[.B5])*5" office:value-type="float" office:value="2.84225485551871" calcext:value-type="float">
            <text:p>2,8422548555</text:p>
          </table:table-cell>
          <table:table-cell table:formula="of:=4096/3.3*[.C5]" office:value-type="float" office:value="3527.84117824383" calcext:value-type="float">
            <text:p>352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5" calcext:value-type="float">
            <text:p>955</text:p>
          </table:table-cell>
          <table:table-cell table:formula="of:=1200/(1200+[.B6])*5" office:value-type="float" office:value="2.78422273781903" calcext:value-type="float">
            <text:p>2,7842227378</text:p>
          </table:table-cell>
          <table:table-cell table:formula="of:=4096/3.3*[.C6]" office:value-type="float" office:value="3455.81101033537" calcext:value-type="float">
            <text:p>345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1200/(1200+[.B7])*5" office:value-type="float" office:value="2.72727272727273" calcext:value-type="float">
            <text:p>2,7272727273</text:p>
          </table:table-cell>
          <table:table-cell table:formula="of:=4096/3.3*[.C7]" office:value-type="float" office:value="3385.12396694215" calcext:value-type="float">
            <text:p>338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5" calcext:value-type="float">
            <text:p>1045</text:p>
          </table:table-cell>
          <table:table-cell table:formula="of:=1200/(1200+[.B8])*5" office:value-type="float" office:value="2.67260579064588" calcext:value-type="float">
            <text:p>2,6726057906</text:p>
          </table:table-cell>
          <table:table-cell table:formula="of:=4096/3.3*[.C8]" office:value-type="float" office:value="3317.27070257137" calcext:value-type="float">
            <text:p>331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89" calcext:value-type="float">
            <text:p>1089</text:p>
          </table:table-cell>
          <table:table-cell table:formula="of:=1200/(1200+[.B9])*5" office:value-type="float" office:value="2.62123197903014" calcext:value-type="float">
            <text:p>2,621231979</text:p>
          </table:table-cell>
          <table:table-cell table:formula="of:=4096/3.3*[.C9]" office:value-type="float" office:value="3253.50490488105" calcext:value-type="float">
            <text:p>325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34" calcext:value-type="float">
            <text:p>1134</text:p>
          </table:table-cell>
          <table:table-cell table:formula="of:=1200/(1200+[.B10])*5" office:value-type="float" office:value="2.5706940874036" calcext:value-type="float">
            <text:p>2,5706940874</text:p>
          </table:table-cell>
          <table:table-cell table:formula="of:=4096/3.3*[.C10]" office:value-type="float" office:value="3190.77666121368" calcext:value-type="float">
            <text:p>319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79" calcext:value-type="float">
            <text:p>1179</text:p>
          </table:table-cell>
          <table:table-cell table:formula="of:=1200/(1200+[.B11])*5" office:value-type="float" office:value="2.52206809583859" calcext:value-type="float">
            <text:p>2,5220680958</text:p>
          </table:table-cell>
          <table:table-cell table:formula="of:=4096/3.3*[.C11]" office:value-type="float" office:value="3130.42149107723" calcext:value-type="float">
            <text:p>313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23" calcext:value-type="float">
            <text:p>1223</text:p>
          </table:table-cell>
          <table:table-cell table:formula="of:=1200/(1200+[.B12])*5" office:value-type="float" office:value="2.47626908790755" calcext:value-type="float">
            <text:p>2,4762690879</text:p>
          </table:table-cell>
          <table:table-cell table:formula="of:=4096/3.3*[.C12]" office:value-type="float" office:value="3073.57520729374" calcext:value-type="float">
            <text:p>307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68" calcext:value-type="float">
            <text:p>1268</text:p>
          </table:table-cell>
          <table:table-cell table:formula="of:=1200/(1200+[.B13])*5" office:value-type="float" office:value="2.43111831442464" calcext:value-type="float">
            <text:p>2,4311183144</text:p>
          </table:table-cell>
          <table:table-cell table:formula="of:=4096/3.3*[.C13]" office:value-type="float" office:value="3017.53351996464" calcext:value-type="float">
            <text:p>301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13" calcext:value-type="float">
            <text:p>1313</text:p>
          </table:table-cell>
          <table:table-cell table:formula="of:=1200/(1200+[.B14])*5" office:value-type="float" office:value="2.38758456028651" calcext:value-type="float">
            <text:p>2,3875845603</text:p>
          </table:table-cell>
          <table:table-cell table:formula="of:=4096/3.3*[.C14]" office:value-type="float" office:value="2963.49889664653" calcext:value-type="float">
            <text:p>29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57" calcext:value-type="float">
            <text:p>1357</text:p>
          </table:table-cell>
          <table:table-cell table:formula="of:=1200/(1200+[.B15])*5" office:value-type="float" office:value="2.34649980445835" calcext:value-type="float">
            <text:p>2,3464998045</text:p>
          </table:table-cell>
          <table:table-cell table:formula="of:=4096/3.3*[.C15]" office:value-type="float" office:value="2912.50399971558" calcext:value-type="float">
            <text:p>291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02" calcext:value-type="float">
            <text:p>1402</text:p>
          </table:table-cell>
          <table:table-cell table:formula="of:=1200/(1200+[.B16])*5" office:value-type="float" office:value="2.30591852421214" calcext:value-type="float">
            <text:p>2,3059185242</text:p>
          </table:table-cell>
          <table:table-cell table:formula="of:=4096/3.3*[.C16]" office:value-type="float" office:value="2862.13402277968" calcext:value-type="float">
            <text:p>286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7" calcext:value-type="float">
            <text:p>1447</text:p>
          </table:table-cell>
          <table:table-cell table:formula="of:=1200/(1200+[.B17])*5" office:value-type="float" office:value="2.2667170381564" calcext:value-type="float">
            <text:p>2,2667170382</text:p>
          </table:table-cell>
          <table:table-cell table:formula="of:=4096/3.3*[.C17]" office:value-type="float" office:value="2813.47666311777" calcext:value-type="float">
            <text:p>281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1" calcext:value-type="float">
            <text:p>1491</text:p>
          </table:table-cell>
          <table:table-cell table:formula="of:=1200/(1200+[.B18])*5" office:value-type="float" office:value="2.22965440356745" calcext:value-type="float">
            <text:p>2,2296544036</text:p>
          </table:table-cell>
          <table:table-cell table:formula="of:=4096/3.3*[.C18]" office:value-type="float" office:value="2767.4740718219" calcext:value-type="float">
            <text:p>276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36" calcext:value-type="float">
            <text:p>1536</text:p>
          </table:table-cell>
          <table:table-cell table:formula="of:=1200/(1200+[.B19])*5" office:value-type="float" office:value="2.19298245614035" calcext:value-type="float">
            <text:p>2,1929824561</text:p>
          </table:table-cell>
          <table:table-cell table:formula="of:=4096/3.3*[.C19]" office:value-type="float" office:value="2721.95640616693" calcext:value-type="float">
            <text:p>272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81" calcext:value-type="float">
            <text:p>1581</text:p>
          </table:table-cell>
          <table:table-cell table:formula="of:=1200/(1200+[.B20])*5" office:value-type="float" office:value="2.15749730312837" calcext:value-type="float">
            <text:p>2,1574973031</text:p>
          </table:table-cell>
          <table:table-cell table:formula="of:=4096/3.3*[.C20]" office:value-type="float" office:value="2677.9118041254" calcext:value-type="float">
            <text:p>267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25" calcext:value-type="float">
            <text:p>1625</text:p>
          </table:table-cell>
          <table:table-cell table:formula="of:=1200/(1200+[.B21])*5" office:value-type="float" office:value="2.12389380530973" calcext:value-type="float">
            <text:p>2,1238938053</text:p>
          </table:table-cell>
          <table:table-cell table:formula="of:=4096/3.3*[.C21]" office:value-type="float" office:value="2636.20273531778" calcext:value-type="float">
            <text:p>263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table:formula="of:=1200/(1200+[.B22])*5" office:value-type="float" office:value="2.09059233449477" calcext:value-type="float">
            <text:p>2,0905923345</text:p>
          </table:table-cell>
          <table:table-cell table:formula="of:=4096/3.3*[.C22]" office:value-type="float" office:value="2594.86854608806" calcext:value-type="float">
            <text:p>2595</text:p>
          </table:table-cell>
          <table:table-cell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Yes</number:text>
    </number:number-style>
    <number:number-style style:name="N135P1" style:volatile="true">
      <number:text>Yes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True</number:text>
    </number:number-style>
    <number:number-style style:name="N137P1" style:volatile="true">
      <number:text>True</number:text>
    </number:number-style>
    <number:number-style style:name="N137">
      <number:text>False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On</number:text>
    </number:number-style>
    <number:number-style style:name="N139P1" style:volatile="true">
      <number:text>On</number:text>
    </number:number-style>
    <number:number-style style:name="N139">
      <number:text>Off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1P0"/>
    </number:currency-style>
    <number:number-style style:name="N142">
      <number:number number:decimal-places="3" number:min-integer-digits="1"/>
    </number:number-style>
    <number:number-style style:name="N143">
      <number:number number:decimal-places="4" number:min-integer-digits="1"/>
    </number:number-style>
    <number:number-style style:name="N144">
      <number:number number:decimal-places="5" number:min-integer-digits="1"/>
    </number:number-style>
    <number:number-style style:name="N145">
      <number:scientific-number number:decimal-places="4" number:min-integer-digits="1" number:min-exponent-digits="2"/>
    </number:number-style>
    <number:number-style style:name="N146">
      <number:number number:decimal-places="3" number:min-integer-digits="1" number:grouping="true"/>
    </number:number-style>
    <number:number-style style:name="N147">
      <number:number number:decimal-places="9" number:min-integer-digits="1"/>
    </number:number-style>
    <number:number-style style:name="N148">
      <number:number number:decimal-places="8" number:min-integer-digits="1"/>
    </number:number-style>
    <number:number-style style:name="N149">
      <number:number number:decimal-places="7" number:min-integer-digits="1"/>
    </number:number-style>
    <number:number-style style:name="N150">
      <number:number number:decimal-places="6" number:min-integer-digits="1"/>
    </number:number-style>
    <number:number-style style:name="N151">
      <number:number number:decimal-places="1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5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05T12:40:19.782446379</dc:date>
    <meta:generator>LibreOffice/4.1.3.2$Linux_X86_64 LibreOffice_project/410m0$Build-2</meta:generator>
    <meta:editing-duration>PT5H3M42S</meta:editing-duration>
    <meta:editing-cycles>6</meta:editing-cycles>
    <meta:document-statistic meta:table-count="4" meta:cell-count="593" meta:object-count="0"/>
  </office:meta>
</office:document-meta>
</file>